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40.00pt" fo:font-weight="bold" fo:font-family="'Liberation Serif'" style:font-family-asian="'Liberation Serif'" style:font-family-complex="'Liberation Serif'" fo:background-color="#bbe33d" style:use-window-font-color="true"/>
    </style:style>
    <style:style style:name="T4" style:family="text">
      <style:text-properties fo:font-size="40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bbe33d" style:use-window-font-color="true"/>
    </style:style>
    <style:style style:name="T5" style:family="text">
      <style:text-properties fo:font-size="40.00pt" fo:font-weight="bold" fo:font-family="'Liberation Serif'" style:font-family-asian="'Liberation Serif'" style:font-family-complex="'Liberation Serif'" fo:background-color="#bbe33d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b4c7dc" fo:color="#000000"/>
    </style:style>
    <style:style style:name="T8" style:family="text">
      <style:text-properties fo:font-size="24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6d6d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11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14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17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0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3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6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9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32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36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39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2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b4c7dc" fo:color="#000000"/>
    </style:style>
    <style:style style:name="T44" style:family="text">
      <style:text-properties fo:font-size="24.00pt" fo:font-weight="bold" fo:font-family="'Liberation Serif'" style:font-family-asian="'Liberation Serif'" style:font-family-complex="'Liberation Serif'" fo:background-color="#ff6d6d" fo:color="#000000"/>
    </style:style>
    <style:style style:name="T45" style:family="text">
      <style:text-properties fo:font-size="24.00pt" fo:font-weight="bold" fo:font-family="'Segoe UI Symbol'" style:font-family-asian="'Segoe UI Symbol'" style:font-family-complex="'Segoe UI Symbol'" fo:background-color="#ff6d6d" fo:color="#000000"/>
    </style:style>
    <style:style style:name="T46" style:family="text">
      <style:text-properties fo:font-size="24.00pt" fo:font-weight="bold" fo:font-family="Calibri" style:font-family-asian="Calibri" style:font-family-complex="Calibri" fo:background-color="#ff6d6d" fo:color="#000000"/>
    </style:style>
    <style:style style:name="T47" style:family="text">
      <style:text-properties fo:font-size="24.00pt" fo:font-weight="bold" fo:font-family="'Liberation Serif'" style:font-family-asian="'Liberation Serif'" style:font-family-complex="'Liberation Serif'" fo:background-color="#ff6d6d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50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53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56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59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62" style:family="text">
      <style:text-properties fo:font-size="18.00pt" fo:font-weight="bold" fo:font-family="'Liberation Serif'" style:font-family-asian="'Liberation Serif'" style:font-family-complex="'Liberation Serif'" fo:background-color="#ff0000" style:use-window-font-color="true"/>
    </style:style>
    <style:style style:name="T63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64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68" style:family="text">
      <style:text-properties fo:font-size="18.00pt" fo:font-weight="bold" fo:font-family="'Liberation Serif'" style:font-family-asian="'Liberation Serif'" style:font-family-complex="'Liberation Serif'" fo:background-color="#ff0000" style:use-window-font-color="true"/>
    </style:style>
    <style:style style:name="T69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70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73" style:family="text">
      <style:text-properties fo:font-size="18.00pt" fo:font-weight="bold" fo:font-family="'Liberation Serif'" style:font-family-asian="'Liberation Serif'" style:font-family-complex="'Liberation Serif'" fo:background-color="#ff0000" style:use-window-font-color="true"/>
    </style:style>
    <style:style style:name="T74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75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79" style:family="text">
      <style:text-properties fo:font-size="18.00pt" fo:font-weight="bold" fo:font-family="'Liberation Serif'" style:font-family-asian="'Liberation Serif'" style:font-family-complex="'Liberation Serif'" fo:background-color="#ff0000" fo:color="#000000"/>
    </style:style>
    <style:style style:name="T80" style:family="text">
      <style:text-properties fo:font-size="18.00pt" fo:font-weight="bold" fo:font-family="'Liberation Serif'" style:font-family-asian="'Liberation Serif'" style:font-family-complex="'Liberation Serif'" fo:background-color="#ff0000" fo:color="#bf0041"/>
    </style:style>
    <style:style style:name="T81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82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86" style:family="text">
      <style:text-properties fo:font-size="18.00pt" fo:font-weight="bold" fo:font-family="'Liberation Serif'" style:font-family-asian="'Liberation Serif'" style:font-family-complex="'Liberation Serif'" fo:background-color="#ff0000" fo:color="#000000"/>
    </style:style>
    <style:style style:name="T87" style:family="text">
      <style:text-properties fo:font-size="18.00pt" fo:font-weight="bold" fo:font-family="'Liberation Serif'" style:font-family-asian="'Liberation Serif'" style:font-family-complex="'Liberation Serif'" fo:background-color="#ff0000" fo:color="#bf0041"/>
    </style:style>
    <style:style style:name="T88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89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93" style:family="text">
      <style:text-properties fo:font-size="18.00pt" fo:font-weight="bold" fo:font-family="'Liberation Serif'" style:font-family-asian="'Liberation Serif'" style:font-family-complex="'Liberation Serif'" fo:background-color="#ffff38" fo:color="#bf0041"/>
    </style:style>
    <style:style style:name="T94" style:family="text">
      <style:text-properties fo:font-size="18.00pt" fo:font-weight="bold" fo:font-family="'Liberation Serif'" style:font-family-asian="'Liberation Serif'" style:font-family-complex="'Liberation Serif'" fo:background-color="#ff0000" fo:color="#000000"/>
    </style:style>
    <style:style style:name="T95" style:family="text">
      <style:text-properties fo:font-size="18.00pt" fo:font-weight="bold" fo:font-family="'Liberation Serif'" style:font-family-asian="'Liberation Serif'" style:font-family-complex="'Liberation Serif'" fo:background-color="#ff0000" fo:color="#bf0041"/>
    </style:style>
    <style:style style:name="T96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97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100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20.00pt" fo:font-weight="normal" fo:font-family="'Liberation Serif'" style:font-family-asian="'Liberation Serif'" style:font-family-complex="'Liberation Serif'" fo:background-color="#ff6d6d" fo:color="#00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2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b4c7dc" fo:color="#000000"/>
    </style:style>
    <style:style style:name="T107" style:family="text">
      <style:text-properties fo:font-size="24.00pt" fo:font-weight="bold" fo:font-family="'Liberation Serif'" style:font-family-asian="'Liberation Serif'" style:font-family-complex="'Liberation Serif'" fo:background-color="#ff6d6d" fo:color="#000000"/>
    </style:style>
    <style:style style:name="T108" style:family="text">
      <style:text-properties fo:font-size="24.00pt" fo:font-weight="bold" fo:font-family="'Segoe UI Symbol'" style:font-family-asian="'Segoe UI Symbol'" style:font-family-complex="'Segoe UI Symbol'" fo:background-color="#ff6d6d" fo:color="#000000"/>
    </style:style>
    <style:style style:name="T109" style:family="text">
      <style:text-properties fo:font-size="24.00pt" fo:font-weight="bold" fo:font-family="Calibri" style:font-family-asian="Calibri" style:font-family-complex="Calibri" fo:background-color="#ff6d6d" fo:color="#000000"/>
    </style:style>
    <style:style style:name="T110" style:family="text">
      <style:text-properties fo:font-size="24.00pt" fo:font-weight="bold" fo:font-family="'Liberation Serif'" style:font-family-asian="'Liberation Serif'" style:font-family-complex="'Liberation Serif'" fo:background-color="#ff6d6d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20.00pt" fo:font-weight="bold" fo:font-family="'Liberation Serif'" style:font-family-asian="'Liberation Serif'" style:font-family-complex="'Liberation Serif'" fo:background-color="#bbe33d" fo:color="#000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115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8.00pt" fo:font-weight="bold" fo:font-family="'Liberation Serif'" style:font-family-asian="'Liberation Serif'" style:font-family-complex="'Liberation Serif'" fo:background-color="#ffff38" fo:color="#000000"/>
    </style:style>
    <style:style style:name="T119" style:family="text">
      <style:text-properties fo:font-size="18.00pt" fo:font-weight="bold" fo:font-family="'Liberation Serif'" style:font-family-asian="'Liberation Serif'" style:font-family-complex="'Liberation Serif'" fo:background-color="#ffffff" fo:color="#000000"/>
    </style:style>
    <style:style style:name="T120" style:family="text">
      <style:text-properties fo:font-size="18.00pt" fo:font-weight="normal" fo:font-family="'Liberation Serif'" style:font-family-asian="'Liberation Serif'" style:font-family-complex="'Liberation Serif'" fo:background-color="#ffffff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8.00pt" fo:font-weight="bold" fo:font-family="'Liberation Serif'" style:font-family-asian="'Liberation Serif'" style:font-family-complex="'Liberation Serif'" fo:background-color="#ffff38" fo:color="#000000"/>
    </style:style>
    <style:style style:name="T123" style:family="text">
      <style:text-properties fo:font-size="18.00pt" fo:font-weight="bold" fo:font-family="'Liberation Serif'" style:font-family-asian="'Liberation Serif'" style:font-family-complex="'Liberation Serif'" fo:background-color="#ffffff" fo:color="#000000"/>
    </style:style>
    <style:style style:name="T124" style:family="text">
      <style:text-properties fo:font-size="18.00pt" fo:font-weight="normal" fo:font-family="'Liberation Serif'" style:font-family-asian="'Liberation Serif'" style:font-family-complex="'Liberation Serif'" fo:background-color="#ffffff" fo:color="#000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8.00pt" fo:font-weight="bold" fo:font-family="'Liberation Serif'" style:font-family-asian="'Liberation Serif'" style:font-family-complex="'Liberation Serif'" fo:background-color="#ffff38" fo:color="#000000"/>
    </style:style>
    <style:style style:name="T127" style:family="text">
      <style:text-properties fo:font-size="18.00pt" fo:font-weight="normal" fo:font-family="'Liberation Serif'" style:font-family-asian="'Liberation Serif'" style:font-family-complex="'Liberation Serif'" fo:background-color="#ffffff" fo:color="#000000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8.00pt" fo:font-weight="bold" fo:font-family="'Liberation Serif'" style:font-family-asian="'Liberation Serif'" style:font-family-complex="'Liberation Serif'" fo:background-color="#ffff38" fo:color="#000000"/>
    </style:style>
    <style:style style:name="T130" style:family="text">
      <style:text-properties fo:font-size="18.00pt" fo:font-weight="bold" fo:font-family="'Liberation Serif'" style:font-family-asian="'Liberation Serif'" style:font-family-complex="'Liberation Serif'" fo:background-color="#ffffff" fo:color="#000000"/>
    </style:style>
    <style:style style:name="T131" style:family="text">
      <style:text-properties fo:font-size="18.00pt" fo:font-weight="normal" fo:font-family="'Liberation Serif'" style:font-family-asian="'Liberation Serif'" style:font-family-complex="'Liberation Serif'" fo:background-color="#ffffff" fo:color="#000000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8.00pt" fo:font-weight="bold" fo:font-family="'Liberation Serif'" style:font-family-asian="'Liberation Serif'" style:font-family-complex="'Liberation Serif'" fo:background-color="#ffff38" fo:color="#000000"/>
    </style:style>
    <style:style style:name="T134" style:family="text">
      <style:text-properties fo:font-size="18.00pt" fo:font-weight="bold" fo:font-family="'Liberation Serif'" style:font-family-asian="'Liberation Serif'" style:font-family-complex="'Liberation Serif'" fo:background-color="#ffffff" fo:color="#000000"/>
    </style:style>
    <style:style style:name="T135" style:family="text">
      <style:text-properties fo:font-size="18.00pt" fo:font-weight="normal" fo:font-family="'Liberation Serif'" style:font-family-asian="'Liberation Serif'" style:font-family-complex="'Liberation Serif'" fo:background-color="#ffffff" fo:color="#00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8.00pt" fo:font-weight="bold" fo:font-family="'Liberation Serif'" style:font-family-asian="'Liberation Serif'" style:font-family-complex="'Liberation Serif'" fo:background-color="#ffff38" fo:color="#000000"/>
    </style:style>
    <style:style style:name="T138" style:family="text">
      <style:text-properties fo:font-size="18.00pt" fo:font-weight="normal" fo:font-family="'Liberation Serif'" style:font-family-asian="'Liberation Serif'" style:font-family-complex="'Liberation Serif'" fo:background-color="#ffffff" fo:color="#00000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8.00pt" fo:font-weight="bold" fo:font-family="'Liberation Serif'" style:font-family-asian="'Liberation Serif'" style:font-family-complex="'Liberation Serif'" fo:background-color="#ff0000" fo:color="#000000"/>
    </style:style>
    <style:style style:name="T141" style:family="text">
      <style:text-properties fo:font-size="18.00pt" fo:font-weight="bold" fo:font-family="'Liberation Serif'" style:font-family-asian="'Liberation Serif'" style:font-family-complex="'Liberation Serif'" fo:background-color="#ffff38" fo:color="#000000"/>
    </style:style>
    <style:style style:name="T142" style:family="text">
      <style:text-properties fo:font-size="18.00pt" fo:font-weight="normal" fo:font-family="'Liberation Serif'" style:font-family-asian="'Liberation Serif'" style:font-family-complex="'Liberation Serif'" fo:background-color="#ffffff" fo:color="#000000"/>
    </style:style>
    <style:style style:name="T143" style:family="text">
      <style:text-properties fo:font-size="18.00pt" fo:font-weight="normal" fo:font-family="'Liberation Serif'" style:font-family-asian="'Liberation Serif'" style:font-family-complex="'Liberation Serif'" fo:background-color="transparent" fo:color="#00000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8.00pt" fo:font-weight="bold" fo:font-family="'Liberation Serif'" style:font-family-asian="'Liberation Serif'" style:font-family-complex="'Liberation Serif'" fo:background-color="#ff0000" fo:color="#000000"/>
    </style:style>
    <style:style style:name="T146" style:family="text">
      <style:text-properties fo:font-size="18.00pt" fo:font-weight="bold" fo:font-family="'Liberation Serif'" style:font-family-asian="'Liberation Serif'" style:font-family-complex="'Liberation Serif'" fo:background-color="#ffff00" fo:color="#000000"/>
    </style:style>
    <style:style style:name="T147" style:family="text">
      <style:text-properties fo:font-size="18.00pt" fo:font-weight="bold" fo:font-family="'Liberation Serif'" style:font-family-asian="'Liberation Serif'" style:font-family-complex="'Liberation Serif'" fo:background-color="#ffff38" fo:color="#000000"/>
    </style:style>
    <style:style style:name="T148" style:family="text">
      <style:text-properties fo:font-size="18.00pt" fo:font-weight="normal" fo:font-family="'Liberation Serif'" style:font-family-asian="'Liberation Serif'" style:font-family-complex="'Liberation Serif'" fo:background-color="#ffffff" fo:color="#000000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8.00pt" fo:font-weight="bold" fo:font-family="'Liberation Serif'" style:font-family-asian="'Liberation Serif'" style:font-family-complex="'Liberation Serif'" fo:background-color="#ffff38" fo:color="#000000"/>
    </style:style>
    <style:style style:name="T151" style:family="text">
      <style:text-properties fo:font-size="18.00pt" fo:font-weight="normal" fo:font-family="'Liberation Serif'" style:font-family-asian="'Liberation Serif'" style:font-family-complex="'Liberation Serif'" fo:background-color="#ffffff" fo:color="#000000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2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b4c7dc" fo:color="#000000"/>
    </style:style>
    <style:style style:name="T154" style:family="text">
      <style:text-properties fo:font-size="24.00pt" fo:font-weight="bold" fo:font-family="'Liberation Serif'" style:font-family-asian="'Liberation Serif'" style:font-family-complex="'Liberation Serif'" fo:background-color="#ff6d6d" fo:color="#000000"/>
    </style:style>
    <style:style style:name="T155" style:family="text">
      <style:text-properties fo:font-size="24.00pt" fo:font-weight="bold" fo:font-family="'Segoe UI Symbol'" style:font-family-asian="'Segoe UI Symbol'" style:font-family-complex="'Segoe UI Symbol'" fo:background-color="#ff6d6d" fo:color="#000000"/>
    </style:style>
    <style:style style:name="T156" style:family="text">
      <style:text-properties fo:font-size="24.00pt" fo:font-weight="bold" fo:font-family="Calibri" style:font-family-asian="Calibri" style:font-family-complex="Calibri" fo:background-color="#ff6d6d" fo:color="#000000"/>
    </style:style>
    <style:style style:name="T157" style:family="text">
      <style:text-properties fo:font-size="24.00pt" fo:font-weight="bold" fo:font-family="'Liberation Serif'" style:font-family-asian="'Liberation Serif'" style:font-family-complex="'Liberation Serif'" fo:background-color="#ff6d6d" fo:color="#000000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8.00pt" fo:font-weight="bold" fo:font-family="'Liberation Serif'" style:font-family-asian="'Liberation Serif'" style:font-family-complex="'Liberation Serif'" fo:background-color="#ffffff" style:use-window-font-color="true"/>
    </style:style>
    <style:style style:name="T160" style:family="text">
      <style:text-properties fo:font-size="18.00pt" fo:font-weight="normal" fo:font-family="'Liberation Serif'" style:font-family-asian="'Liberation Serif'" style:font-family-complex="'Liberation Serif'" fo:background-color="#ffffff" style:use-window-font-color="true"/>
    </style:style>
    <style:style style:name="T161" style:family="text">
      <style:text-properties fo:font-size="18.00pt" fo:font-weight="bold" fo:font-family="'Liberation Serif'" style:font-family-asian="'Liberation Serif'" style:font-family-complex="'Liberation Serif'" fo:background-color="#ffffff" style:use-window-font-color="true"/>
    </style:style>
    <style:style style:name="T162" style:family="text">
      <style:text-properties fo:font-size="18.00pt" fo:font-weight="normal" fo:font-family="'Liberation Serif'" style:font-family-asian="'Liberation Serif'" style:font-family-complex="'Liberation Serif'" fo:background-color="#ffffff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165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168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171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174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177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180" style:family="text">
      <style:text-properties fo:font-size="18.00pt" fo:font-weight="bold" fo:font-family="'Liberation Serif'" style:font-family-asian="'Liberation Serif'" style:font-family-complex="'Liberation Serif'" fo:background-color="#ffff38" fo:color="#bf0041"/>
    </style:style>
    <style:style style:name="T181" style:family="text">
      <style:text-properties fo:font-size="18.00pt" fo:font-weight="bold" fo:font-family="'Liberation Serif'" style:font-family-asian="'Liberation Serif'" style:font-family-complex="'Liberation Serif'" fo:background-color="#ff0000" fo:color="#000000"/>
    </style:style>
    <style:style style:name="T182" style:family="text">
      <style:text-properties fo:font-size="18.00pt" fo:font-weight="bold" fo:font-family="'Liberation Serif'" style:font-family-asian="'Liberation Serif'" style:font-family-complex="'Liberation Serif'" fo:background-color="#ff0000" fo:color="#bf0041"/>
    </style:style>
    <style:style style:name="T183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184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187" style:family="text">
      <style:text-properties fo:font-size="18.00pt" fo:font-weight="normal" fo:font-family="'Liberation Serif'" style:font-family-asian="'Liberation Serif'" style:font-family-complex="'Liberation Serif'" fo:background-color="#ffffff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8.00pt" fo:font-weight="normal" fo:font-family="'Liberation Serif'" style:font-family-asian="'Liberation Serif'" style:font-family-complex="'Liberation Serif'" fo:background-color="#ffffff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192" style:family="text">
      <style:text-properties fo:font-size="18.00pt" fo:font-weight="normal" fo:font-family="'Liberation Serif'" style:font-family-asian="'Liberation Serif'" style:font-family-complex="'Liberation Serif'" fo:background-color="#ffffff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195" style:family="text">
      <style:text-properties fo:font-size="18.00pt" fo:font-weight="normal" fo:font-family="'Liberation Serif'" style:font-family-asian="'Liberation Serif'" style:font-family-complex="'Liberation Serif'" fo:background-color="#ffffff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8.00pt" fo:font-weight="normal" fo:font-family="'Liberation Serif'" style:font-family-asian="'Liberation Serif'" style:font-family-complex="'Liberation Serif'" fo:background-color="#ffffff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00" style:family="text">
      <style:text-properties fo:font-size="18.00pt" fo:font-weight="normal" fo:font-family="'Liberation Serif'" style:font-family-asian="'Liberation Serif'" style:font-family-complex="'Liberation Serif'" fo:background-color="#ffffff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03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20.00pt" fo:font-weight="normal" fo:font-family="'Liberation Serif'" style:font-family-asian="'Liberation Serif'" style:font-family-complex="'Liberation Serif'" fo:background-color="#ff6d6d" fo:color="#000000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2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b4c7dc" fo:color="#000000"/>
    </style:style>
    <style:style style:name="T209" style:family="text">
      <style:text-properties fo:font-size="24.00pt" fo:font-weight="bold" fo:font-family="'Liberation Serif'" style:font-family-asian="'Liberation Serif'" style:font-family-complex="'Liberation Serif'" fo:background-color="#ff6d6d" fo:color="#000000"/>
    </style:style>
    <style:style style:name="T210" style:family="text">
      <style:text-properties fo:font-size="24.00pt" fo:font-weight="bold" fo:font-family="'Segoe UI Symbol'" style:font-family-asian="'Segoe UI Symbol'" style:font-family-complex="'Segoe UI Symbol'" fo:background-color="#ff6d6d" fo:color="#000000"/>
    </style:style>
    <style:style style:name="T211" style:family="text">
      <style:text-properties fo:font-size="24.00pt" fo:font-weight="bold" fo:font-family="Calibri" style:font-family-asian="Calibri" style:font-family-complex="Calibri" fo:background-color="#ff6d6d" fo:color="#000000"/>
    </style:style>
    <style:style style:name="T212" style:family="text">
      <style:text-properties fo:font-size="24.00pt" fo:font-weight="bold" fo:font-family="'Liberation Serif'" style:font-family-asian="'Liberation Serif'" style:font-family-complex="'Liberation Serif'" fo:background-color="#ff6d6d" fo:color="#000000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8.00pt" fo:font-weight="bold" fo:font-family="'Liberation Serif'" style:font-family-asian="'Liberation Serif'" style:font-family-complex="'Liberation Serif'" fo:background-color="#ffffff" style:use-window-font-color="true"/>
    </style:style>
    <style:style style:name="T215" style:family="text">
      <style:text-properties fo:font-size="18.00pt" fo:font-weight="normal" fo:font-family="'Liberation Serif'" style:font-family-asian="'Liberation Serif'" style:font-family-complex="'Liberation Serif'" fo:background-color="#ffffff" style:use-window-font-color="true"/>
    </style:style>
    <style:style style:name="T216" style:family="text">
      <style:text-properties fo:font-size="18.00pt" fo:font-weight="bold" fo:font-family="'Liberation Serif'" style:font-family-asian="'Liberation Serif'" style:font-family-complex="'Liberation Serif'" fo:background-color="#ffffff" style:use-window-font-color="true"/>
    </style:style>
    <style:style style:name="T217" style:family="text">
      <style:text-properties fo:font-size="18.00pt" fo:font-weight="normal" fo:font-family="'Liberation Serif'" style:font-family-asian="'Liberation Serif'" style:font-family-complex="'Liberation Serif'" fo:background-color="#ffffff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20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23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26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29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32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35" style:family="text">
      <style:text-properties fo:font-size="18.00pt" fo:font-weight="bold" fo:font-family="'Liberation Serif'" style:font-family-asian="'Liberation Serif'" style:font-family-complex="'Liberation Serif'" fo:background-color="#ffff38" fo:color="#bf0041"/>
    </style:style>
    <style:style style:name="T236" style:family="text">
      <style:text-properties fo:font-size="18.00pt" fo:font-weight="bold" fo:font-family="'Liberation Serif'" style:font-family-asian="'Liberation Serif'" style:font-family-complex="'Liberation Serif'" fo:background-color="#ff0000" fo:color="#000000"/>
    </style:style>
    <style:style style:name="T237" style:family="text">
      <style:text-properties fo:font-size="18.00pt" fo:font-weight="bold" fo:font-family="'Liberation Serif'" style:font-family-asian="'Liberation Serif'" style:font-family-complex="'Liberation Serif'" fo:background-color="#ff0000" fo:color="#bf0041"/>
    </style:style>
    <style:style style:name="T238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39" style:family="text">
      <style:text-properties fo:font-size="18.00pt" fo:font-weight="normal" fo:font-family="'Liberation Serif'" style:font-family-asian="'Liberation Serif'" style:font-family-complex="'Liberation Serif'" fo:background-color="#ffffff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42" style:family="text">
      <style:text-properties fo:font-size="18.00pt" fo:font-weight="normal" fo:font-family="'Liberation Serif'" style:font-family-asian="'Liberation Serif'" style:font-family-complex="'Liberation Serif'" fo:background-color="#ffffff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45" style:family="text">
      <style:text-properties fo:font-size="18.00pt" fo:font-weight="normal" fo:font-family="'Liberation Serif'" style:font-family-asian="'Liberation Serif'" style:font-family-complex="'Liberation Serif'" fo:background-color="#ffffff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8.00pt" fo:font-weight="bold" fo:font-family="'Liberation Serif'" style:font-family-asian="'Liberation Serif'" style:font-family-complex="'Liberation Serif'" fo:background-color="#ffffff" style:use-window-font-color="true"/>
    </style:style>
    <style:style style:name="T248" style:family="text">
      <style:text-properties fo:font-size="18.00pt" fo:font-weight="normal" fo:font-family="'Liberation Serif'" style:font-family-asian="'Liberation Serif'" style:font-family-complex="'Liberation Serif'" fo:background-color="#ffffff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51" style:family="text">
      <style:text-properties fo:font-size="18.00pt" fo:font-weight="normal" fo:font-family="'Liberation Serif'" style:font-family-asian="'Liberation Serif'" style:font-family-complex="'Liberation Serif'" fo:background-color="#ffffff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54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57" style:family="text">
      <style:text-properties fo:font-size="18.00pt" fo:font-weight="normal" fo:font-family="'Liberation Serif'" style:font-family-asian="'Liberation Serif'" style:font-family-complex="'Liberation Serif'" fo:background-color="#ffffff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60" style:family="text">
      <style:text-properties fo:font-size="18.00pt" fo:font-weight="normal" fo:font-family="'Liberation Serif'" style:font-family-asian="'Liberation Serif'" style:font-family-complex="'Liberation Serif'" fo:background-color="#ffffff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8.00pt" fo:font-weight="bold" fo:font-family="'Liberation Serif'" style:font-family-asian="'Liberation Serif'" style:font-family-complex="'Liberation Serif'" fo:background-color="#ffff38" style:use-window-font-color="true"/>
    </style:style>
    <style:style style:name="T263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" style:family="text">
      <style:text-properties fo:font-size="20.00pt" fo:font-weight="normal" fo:font-family="'Liberation Serif'" style:font-family-asian="'Liberation Serif'" style:font-family-complex="'Liberation Serif'" fo:background-color="#ff6d6d" fo:color="#000000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center"/>
    </style:style>
  </office:automatic-styles>
  <office:body>
    <office:text>
      <text:p text:style-name="P1"><text:span text:style-name="T1">saeed barcha</text:span><text:span text:style-name="T2"/></text:p>
      <text:p text:style-name="P2"><text:span text:style-name="T3">-:</text:span><text:span text:style-name="T4">MongoDB</text:span><text:span text:style-name="T5">:-</text:span></text:p>
      <text:p text:style-name="P2"><text:span text:style-name="T6"/></text:p>
      <text:p text:style-name="P2"><text:span text:style-name="T7">code#1</text:span></text:p>
      <text:p text:style-name="P2"><text:span text:style-name="T8">create database , collections ,documents</text:span></text:p>
      <text:p text:style-name="P2"><text:span text:style-name="T9"/></text:p>
      <text:p text:style-name="P2"><text:span text:style-name="T9"/></text:p>
      <text:p text:style-name="P3"><text:span text:style-name="T10">To start mongoDB</text:span></text:p>
      <text:p text:style-name="P3"><text:span text:style-name="T11"><text:s/>&gt;mongo</text:span></text:p>
      <text:p text:style-name="P3"><text:span text:style-name="T12"/></text:p>
      <text:p text:style-name="P3"><text:span text:style-name="T12"/></text:p>
      <text:p text:style-name="P3"><text:span text:style-name="T13">To show databases</text:span></text:p>
      <text:p text:style-name="P3"><text:span text:style-name="T14"><text:s/>&gt;show dbs</text:span></text:p>
      <text:p text:style-name="P3"><text:span text:style-name="T14"><text:s text:c="5"/>admin<text:s text:c="8"/>0.000GB</text:span></text:p>
      <text:p text:style-name="P3"><text:span text:style-name="T14"><text:s text:c="5"/>config<text:s text:c="7"/>0.000GB</text:span></text:p>
      <text:p text:style-name="P3"><text:span text:style-name="T14"><text:s text:c="5"/>local<text:s text:c="8"/>0.000GB</text:span></text:p>
      <text:p text:style-name="P3"><text:span text:style-name="T15"/></text:p>
      <text:p text:style-name="P3"><text:span text:style-name="T15"/></text:p>
      <text:p text:style-name="P3"><text:span text:style-name="T16">To create and switch to database</text:span></text:p>
      <text:p text:style-name="P3"><text:span text:style-name="T17"><text:s/>&gt;use school</text:span></text:p>
      <text:p text:style-name="P3"><text:span text:style-name="T17"><text:s text:c="4"/>switched to db school</text:span></text:p>
      <text:p text:style-name="P3"><text:span text:style-name="T18"/></text:p>
      <text:p text:style-name="P3"><text:span text:style-name="T18"/></text:p>
      <text:p text:style-name="P3"><text:span text:style-name="T19">To show current active databases</text:span></text:p>
      <text:p text:style-name="P3"><text:span text:style-name="T20"><text:s/>&gt;dbs</text:span></text:p>
      <text:p text:style-name="P3"><text:span text:style-name="T20"><text:s text:c="3"/>school</text:span></text:p>
      <text:p text:style-name="P3"><text:span text:style-name="T21"/></text:p>
      <text:p text:style-name="P3"><text:span text:style-name="T21"/></text:p>
      <text:p text:style-name="P3"><text:span text:style-name="T22">To create collection and insert data in students collections</text:span></text:p>
      <text:p text:style-name="P3"><text:span text:style-name="T23">&gt; db.students.insertOne({name:"saeed",age:100,subject:"cs"})</text:span></text:p>
      <text:p text:style-name="P3"><text:span text:style-name="T23">{</text:span></text:p>
      <text:p text:style-name="P3"><text:span text:style-name="T23"><text:tab/>"acknowledged" : true,</text:span></text:p>
      <text:p text:style-name="P3"><text:span text:style-name="T23"><text:tab/>"insertedId" : ObjectId("60e96a67148eddc7acbdb8e3")</text:span></text:p>
      <text:p text:style-name="P3"><text:span text:style-name="T23">}</text:span></text:p>
      <text:p text:style-name="P3"><text:span text:style-name="T24"/></text:p>
      <text:p text:style-name="P3"><text:span text:style-name="T24"/></text:p>
      <text:p text:style-name="P3"><text:span text:style-name="T25">To show collections in current (school) database</text:span></text:p>
      <text:p text:style-name="P3"><text:span text:style-name="T26"><text:s/>&gt;show collection</text:span></text:p>
      <text:p text:style-name="P3"><text:span text:style-name="T26"><text:s text:c="4"/>students</text:span></text:p>
      <text:p text:style-name="P3"><text:span text:style-name="T27"/></text:p>
      <text:p text:style-name="P3"><text:span text:style-name="T27"/></text:p>
      <text:p text:style-name="P3"><text:span text:style-name="T28">To show databases After adding school database</text:span></text:p>
      <text:p text:style-name="P3"><text:span text:style-name="T29"><text:s/>&gt;show dbs</text:span></text:p>
      <text:p text:style-name="P3"><text:span text:style-name="T29"><text:s text:c="5"/>admin<text:s text:c="8"/>0.000GB</text:span></text:p>
      <text:p text:style-name="P3"><text:span text:style-name="T29"><text:s text:c="5"/>config<text:s text:c="7"/>0.000GB</text:span></text:p>
      <text:p text:style-name="P3"><text:span text:style-name="T29"><text:s text:c="5"/>local<text:s text:c="8"/>0.000GB</text:span></text:p>
      <text:p text:style-name="P3"><text:span text:style-name="T29"><text:s text:c="5"/>school<text:s text:c="7"/>0.000GB</text:span></text:p>
      <text:p text:style-name="P3"><text:span text:style-name="T30"/></text:p>
      <text:p text:style-name="P3"><text:span text:style-name="T30"/></text:p>
      <text:p text:style-name="P3"><text:span text:style-name="T31">To show data/documents inside students collections .find( )</text:span></text:p>
      <text:p text:style-name="P3"><text:span text:style-name="T32">&gt; db.students.find()</text:span></text:p>
      <text:p text:style-name="P3"><text:span text:style-name="T33">{ "_id" : ObjectId("60e96a67148eddc7acbdb8e3"), "name" : "saeed", "age" : 100, "subject" : "cs" }</text:span></text:p>
      <text:p text:style-name="P3"><text:span text:style-name="T33"><text:s/></text:span></text:p>
      <text:p text:style-name="P3"><text:span text:style-name="T34"/></text:p>
      <text:p text:style-name="P3"><text:span text:style-name="T35">To show data/documents/records inside students collection .find( ).pretty( )</text:span></text:p>
      <text:p text:style-name="P3"><text:span text:style-name="T36">&gt; db.students.find().pretty()</text:span></text:p>
      <text:p text:style-name="P3"><text:span text:style-name="T36">{</text:span></text:p>
      <text:p text:style-name="P3"><text:span text:style-name="T36"><text:tab/>"_id" : ObjectId("60e96a67148eddc7acbdb8e3"),</text:span></text:p>
      <text:p text:style-name="P3"><text:span text:style-name="T36"><text:tab/>"name" : "saeed",</text:span></text:p>
      <text:p text:style-name="P3"><text:span text:style-name="T36"><text:tab/>"age" : 100,</text:span></text:p>
      <text:p text:style-name="P3"><text:span text:style-name="T36"><text:tab/>"subject" : "cs"</text:span></text:p>
      <text:p text:style-name="P3"><text:span text:style-name="T36">}</text:span></text:p>
      <text:p text:style-name="P3"><text:span text:style-name="T37"/></text:p>
      <text:p text:style-name="P3"><text:span text:style-name="T37"/></text:p>
      <text:p text:style-name="P3"><text:span text:style-name="T38">To close mongo</text:span></text:p>
      <text:p text:style-name="P3"><text:span text:style-name="T39"><text:s/>method 1:</text:span></text:p>
      <text:p text:style-name="P3"><text:span text:style-name="T39">&gt;quit( )</text:span></text:p>
      <text:p text:style-name="P3"><text:span text:style-name="T40"/></text:p>
      <text:p text:style-name="P3"><text:span text:style-name="T41"><text:s/>method 2:</text:span></text:p>
      <text:p text:style-name="P3"><text:span text:style-name="T41">&gt;ctrl+c</text:span></text:p>
      <text:p text:style-name="P3"><text:span text:style-name="T41"><text:s text:c="5"/>bye</text:span></text:p>
      <text:p text:style-name="P3"><text:span text:style-name="T41"><text:s text:c="2"/></text:span></text:p>
      <text:p text:style-name="P3"><text:span text:style-name="T42"/></text:p>
      <text:p text:style-name="P4"><text:span text:style-name="T43">code#2 </text:span></text:p>
      <text:p text:style-name="P4"><text:span text:style-name="T44">MongoDB CRUD Operation<text:s/></text:span><text:span text:style-name="T45">👉</text:span><text:span text:style-name="T46"/></text:p>
      <text:p text:style-name="P4"><text:span text:style-name="T47"><text:s/>Create or Insert Documents into Collections </text:span></text:p>
      <text:p text:style-name="P4"><text:span text:style-name="T48"/></text:p>
      <text:p text:style-name="P4"><text:span text:style-name="T48"/></text:p>
      <text:p text:style-name="P5"><text:span text:style-name="T49">To start mongoDB</text:span></text:p>
      <text:p text:style-name="P5"><text:span text:style-name="T50"><text:s/>&gt;mongo</text:span></text:p>
      <text:p text:style-name="P5"><text:span text:style-name="T51"/></text:p>
      <text:p text:style-name="P5"><text:span text:style-name="T51"/></text:p>
      <text:p text:style-name="P5"><text:span text:style-name="T52">To show databases</text:span></text:p>
      <text:p text:style-name="P5"><text:span text:style-name="T53"><text:s/>&gt;show dbs</text:span></text:p>
      <text:p text:style-name="P5"><text:span text:style-name="T53"><text:s text:c="5"/>admin<text:s text:c="8"/>0.000GB</text:span></text:p>
      <text:p text:style-name="P5"><text:span text:style-name="T53"><text:s text:c="5"/>config<text:s text:c="7"/>0.000GB</text:span></text:p>
      <text:p text:style-name="P5"><text:span text:style-name="T53"><text:s text:c="5"/>local<text:s text:c="8"/>0.000GB</text:span></text:p>
      <text:p text:style-name="P5"><text:span text:style-name="T54"/></text:p>
      <text:p text:style-name="P5"><text:span text:style-name="T54"/></text:p>
      <text:p text:style-name="P5"><text:span text:style-name="T55">To create and switch to database</text:span></text:p>
      <text:p text:style-name="P5"><text:span text:style-name="T56"><text:s/>&gt;use school</text:span></text:p>
      <text:p text:style-name="P5"><text:span text:style-name="T56"><text:s text:c="4"/>switched to db school</text:span></text:p>
      <text:p text:style-name="P5"><text:span text:style-name="T57"/></text:p>
      <text:p text:style-name="P5"><text:span text:style-name="T57"/></text:p>
      <text:p text:style-name="P5"><text:span text:style-name="T58">To show current active databases</text:span></text:p>
      <text:p text:style-name="P5"><text:span text:style-name="T59"><text:s/>&gt;dbs</text:span></text:p>
      <text:p text:style-name="P5"><text:span text:style-name="T59"><text:s text:c="3"/>school</text:span></text:p>
      <text:p text:style-name="P5"><text:span text:style-name="T60"/></text:p>
      <text:p text:style-name="P5"><text:span text:style-name="T60"/></text:p>
      <text:p text:style-name="P5"><text:span text:style-name="T61">To create collection and insert<text:s/></text:span><text:span text:style-name="T62">single</text:span><text:span text:style-name="T63"><text:s/>data in students collections</text:span></text:p>
      <text:p text:style-name="P5"><text:span text:style-name="T64"><text:s/></text:span><text:span text:style-name="T65">&gt; db.students.insertOne({name:"saeed",age:100,subject:"cs"})</text:span></text:p>
      <text:p text:style-name="P5"><text:span text:style-name="T65">{</text:span></text:p>
      <text:p text:style-name="P5"><text:span text:style-name="T65"><text:tab/>"acknowledged" : true,</text:span></text:p>
      <text:p text:style-name="P5"><text:span text:style-name="T65"><text:tab/>"insertedId" : ObjectId("60e96a67148eddc7acbdb8e3")</text:span></text:p>
      <text:p text:style-name="P5"><text:span text:style-name="T65">}</text:span></text:p>
      <text:p text:style-name="P5"><text:span text:style-name="T66"/></text:p>
      <text:p text:style-name="P5"><text:span text:style-name="T66"/></text:p>
      <text:p text:style-name="P5"><text:span text:style-name="T66"/></text:p>
      <text:p text:style-name="P5"><text:span text:style-name="T66"/></text:p>
      <text:p text:style-name="P5"><text:span text:style-name="T67">To show data/documents inside students collections contains<text:s/></text:span><text:span text:style-name="T68">single</text:span><text:span text:style-name="T69"><text:s/>data.find( )</text:span></text:p>
      <text:p text:style-name="P5"><text:span text:style-name="T70">&gt;db.students.find()</text:span></text:p>
      <text:p text:style-name="P5"><text:span text:style-name="T70">{ "_id" : ObjectId("60e96a67148eddc7acbdb8e3"), "name" : "saeed", "age" : 100, "subject" : "cs" }</text:span></text:p>
      <text:p text:style-name="P5"><text:span text:style-name="T71"/></text:p>
      <text:p text:style-name="P5"><text:span text:style-name="T71"/></text:p>
      <text:p text:style-name="P5"><text:span text:style-name="T72">To show data/documents inside students collections contains<text:s/></text:span><text:span text:style-name="T73">single</text:span><text:span text:style-name="T74"><text:s/>data.find( ).pretty( )</text:span></text:p>
      <text:p text:style-name="P5"><text:span text:style-name="T75">&gt;</text:span><text:span text:style-name="T76"><text:s/>db.students.find().pretty()</text:span></text:p>
      <text:p text:style-name="P5"><text:span text:style-name="T76">{</text:span></text:p>
      <text:p text:style-name="P5"><text:span text:style-name="T76"><text:tab/>"_id" : ObjectId("60e96a67148eddc7acbdb8e3"),</text:span></text:p>
      <text:p text:style-name="P5"><text:span text:style-name="T76"><text:tab/>"name" : "saeed",</text:span></text:p>
      <text:p text:style-name="P5"><text:span text:style-name="T76"><text:tab/>"age" : 100,</text:span></text:p>
      <text:p text:style-name="P5"><text:span text:style-name="T76"><text:tab/>"subject" : "cs"</text:span></text:p>
      <text:p text:style-name="P5"><text:span text:style-name="T76">}</text:span></text:p>
      <text:p text:style-name="P5"><text:span text:style-name="T77"/></text:p>
      <text:p text:style-name="P5"><text:span text:style-name="T77"/></text:p>
      <text:p text:style-name="P5"><text:span text:style-name="T78">To create collection and insert<text:s/></text:span><text:span text:style-name="T79">multiple</text:span><text:span text:style-name="T80"><text:s/></text:span><text:span text:style-name="T81"><text:s/>data in students collections</text:span></text:p>
      <text:p text:style-name="P5"><text:span text:style-name="T82"><text:s/></text:span><text:span text:style-name="T83">&gt;<text:s text:c="3"/>db.students.insertMany( [ {name:"karim" , age:11 , subject:"english" , activeS:true },{name:"saleem", age:100 , subject:"urdu" , activeS:true} , {name:"farhan", age:50 , subject:"physic" , activeS:true} , {name:"naeem", age:10 , subject:"bio" , activeS:true } ] )</text:span></text:p>
      <text:p text:style-name="P5"><text:span text:style-name="T83">{</text:span></text:p>
      <text:p text:style-name="P5"><text:span text:style-name="T83"><text:tab/>"acknowledged" : true,</text:span></text:p>
      <text:p text:style-name="P5"><text:span text:style-name="T83"><text:tab/>"insertedIds" : [</text:span></text:p>
      <text:p text:style-name="P5"><text:span text:style-name="T83"><text:tab/><text:tab/>ObjectId("60e978a02d50f1c926ebef78"),</text:span></text:p>
      <text:p text:style-name="P5"><text:span text:style-name="T83"><text:tab/><text:tab/>ObjectId("60e978a02d50f1c926ebef79"),</text:span></text:p>
      <text:p text:style-name="P5"><text:span text:style-name="T83"><text:tab/><text:tab/>ObjectId("60e978a02d50f1c926ebef7a"),</text:span></text:p>
      <text:p text:style-name="P5"><text:span text:style-name="T83"><text:tab/><text:tab/>ObjectId("60e978a02d50f1c926ebef7b")</text:span></text:p>
      <text:p text:style-name="P5"><text:span text:style-name="T83"><text:tab/>]</text:span></text:p>
      <text:p text:style-name="P5"><text:span text:style-name="T83">}</text:span></text:p>
      <text:p text:style-name="P5"><text:span text:style-name="T84"/></text:p>
      <text:p text:style-name="P5"><text:span text:style-name="T84"/></text:p>
      <text:p text:style-name="P5"><text:span text:style-name="T85">To show data inside students which contains<text:s/></text:span><text:span text:style-name="T86">multiple</text:span><text:span text:style-name="T87"><text:s/></text:span><text:span text:style-name="T88">data .find( )</text:span></text:p>
      <text:p text:style-name="P5"><text:span text:style-name="T89">&gt;</text:span><text:span text:style-name="T90">db.students.find()</text:span></text:p>
      <text:p text:style-name="P5"><text:span text:style-name="T90">{ "_id" : ObjectId("60e96a67148eddc7acbdb8e3"), "name" : "saeed", "age" : 100, "subject" : "cs" }</text:span></text:p>
      <text:p text:style-name="P5"><text:span text:style-name="T90">{ "_id" : ObjectId("60e978a02d50f1c926ebef78"), "name" : "karim", "age" : 11, "subject" : "english", "activeS" : true }</text:span></text:p>
      <text:p text:style-name="P5"><text:span text:style-name="T90">{ "_id" : ObjectId("60e978a02d50f1c926ebef79"), "name" : "saleem", "age" : 100, "subject" : "urdu", "activeS" : true }</text:span></text:p>
      <text:p text:style-name="P5"><text:span text:style-name="T90">{ "_id" : ObjectId("60e978a02d50f1c926ebef7a"), "name" : "farhan", "age" : 50, "subject" : "physic", "activeS" : true }</text:span></text:p>
      <text:p text:style-name="P5"><text:span text:style-name="T90">{ "_id" : ObjectId("60e978a02d50f1c926ebef7b"), "name" : "naeem", "age" : 10, "subject" : "bio", "activeS" : true }</text:span></text:p>
      <text:p text:style-name="P5"><text:span text:style-name="T91"/></text:p>
      <text:p text:style-name="P5"><text:span text:style-name="T91"/></text:p>
      <text:p text:style-name="P5"><text:span text:style-name="T92">To show data inside students which contains</text:span><text:span text:style-name="T93"><text:s/></text:span><text:span text:style-name="T94">multiple</text:span><text:span text:style-name="T95"><text:s/></text:span><text:span text:style-name="T96">data .find( ).pretty()</text:span></text:p>
      <text:p text:style-name="P5"><text:span text:style-name="T97">&gt;db.students.find().pretty()</text:span></text:p>
      <text:p text:style-name="P5"><text:span text:style-name="T97">{</text:span></text:p>
      <text:p text:style-name="P5"><text:span text:style-name="T97"><text:tab/>"_id" : ObjectId("60e96a67148eddc7acbdb8e3"),</text:span></text:p>
      <text:p text:style-name="P5"><text:span text:style-name="T97"><text:tab/>"name" : "saeed",</text:span></text:p>
      <text:p text:style-name="P5"><text:span text:style-name="T97"><text:tab/>"age" : 100,</text:span></text:p>
      <text:p text:style-name="P5"><text:span text:style-name="T97"><text:tab/>"subject" : "cs"</text:span></text:p>
      <text:p text:style-name="P5"><text:span text:style-name="T97">}</text:span></text:p>
      <text:p text:style-name="P5"><text:span text:style-name="T97">{</text:span></text:p>
      <text:p text:style-name="P5"><text:span text:style-name="T97"><text:tab/>"_id" : ObjectId("60e978a02d50f1c926ebef78"),</text:span></text:p>
      <text:p text:style-name="P5"><text:span text:style-name="T97"><text:tab/>"name" : "karim",</text:span></text:p>
      <text:p text:style-name="P5"><text:span text:style-name="T97"><text:tab/>"age" : 11,</text:span></text:p>
      <text:p text:style-name="P5"><text:span text:style-name="T97"><text:tab/>"subject" : "english",</text:span></text:p>
      <text:p text:style-name="P5"><text:span text:style-name="T97"><text:tab/>"activeS" : true</text:span></text:p>
      <text:p text:style-name="P5"><text:span text:style-name="T97">}</text:span></text:p>
      <text:p text:style-name="P5"><text:span text:style-name="T97">{</text:span></text:p>
      <text:p text:style-name="P5"><text:span text:style-name="T97"><text:tab/>"_id" : ObjectId("60e978a02d50f1c926ebef79"),</text:span></text:p>
      <text:p text:style-name="P5"><text:span text:style-name="T97"><text:tab/>"name" : "saleem",</text:span></text:p>
      <text:p text:style-name="P5"><text:span text:style-name="T97"><text:tab/>"age" : 100,</text:span></text:p>
      <text:p text:style-name="P5"><text:span text:style-name="T97"><text:tab/>"subject" : "urdu",</text:span></text:p>
      <text:p text:style-name="P5"><text:span text:style-name="T97"><text:tab/>"activeS" : true</text:span></text:p>
      <text:p text:style-name="P5"><text:span text:style-name="T97">}</text:span></text:p>
      <text:p text:style-name="P5"><text:span text:style-name="T97">{</text:span></text:p>
      <text:p text:style-name="P5"><text:span text:style-name="T97"><text:tab/>"_id" : ObjectId("60e978a02d50f1c926ebef7a"),</text:span></text:p>
      <text:p text:style-name="P5"><text:span text:style-name="T97"><text:tab/>"name" : "farhan",</text:span></text:p>
      <text:p text:style-name="P5"><text:span text:style-name="T97"><text:tab/>"age" : 50,</text:span></text:p>
      <text:p text:style-name="P5"><text:span text:style-name="T97"><text:tab/>"subject" : "physic",</text:span></text:p>
      <text:p text:style-name="P5"><text:span text:style-name="T97"><text:tab/>"activeS" : true</text:span></text:p>
      <text:p text:style-name="P5"><text:span text:style-name="T97">}</text:span></text:p>
      <text:p text:style-name="P5"><text:span text:style-name="T97">{</text:span></text:p>
      <text:p text:style-name="P5"><text:span text:style-name="T97"><text:tab/>"_id" : ObjectId("60e978a02d50f1c926ebef7b"),</text:span></text:p>
      <text:p text:style-name="P5"><text:span text:style-name="T97"><text:tab/>"name" : "naeem",</text:span></text:p>
      <text:p text:style-name="P5"><text:span text:style-name="T97"><text:tab/>"age" : 10,</text:span></text:p>
      <text:p text:style-name="P5"><text:span text:style-name="T97"><text:tab/>"subject" : "bio",</text:span></text:p>
      <text:p text:style-name="P5"><text:span text:style-name="T97"><text:tab/>"activeS" : true</text:span></text:p>
      <text:p text:style-name="P5"><text:span text:style-name="T97">}</text:span></text:p>
      <text:p text:style-name="P5"><text:span text:style-name="T98"/></text:p>
      <text:p text:style-name="P5"><text:span text:style-name="T98"/></text:p>
      <text:p text:style-name="P5"><text:span text:style-name="T99">To close mongo</text:span></text:p>
      <text:p text:style-name="P5"><text:span text:style-name="T100"><text:s/>method 1:</text:span></text:p>
      <text:p text:style-name="P5"><text:span text:style-name="T100">&gt;quit( )</text:span></text:p>
      <text:p text:style-name="P5"><text:span text:style-name="T101"/></text:p>
      <text:p text:style-name="P5"><text:span text:style-name="T102"><text:s/>method 2:</text:span></text:p>
      <text:p text:style-name="P5"><text:span text:style-name="T102">&gt;ctrl+c</text:span></text:p>
      <text:p text:style-name="P5"><text:span text:style-name="T102"><text:s text:c="5"/>bye</text:span></text:p>
      <text:p text:style-name="P5"><text:span text:style-name="T103"><text:s text:c="2"/></text:span></text:p>
      <text:p text:style-name="P6"><text:span text:style-name="T104"/></text:p>
      <text:p text:style-name="P7"><text:span text:style-name="T104"/></text:p>
      <text:p text:style-name="P8"><text:span text:style-name="T105"><text:s/></text:span><text:span text:style-name="T106">code#3 </text:span></text:p>
      <text:p text:style-name="P8"><text:span text:style-name="T107">MongoDB CRUD Operation<text:s/></text:span><text:span text:style-name="T108">👉</text:span><text:span text:style-name="T109"/></text:p>
      <text:p text:style-name="P8"><text:span text:style-name="T110">Read or Queries the Documents into Collections</text:span></text:p>
      <text:p text:style-name="P8"><text:span text:style-name="T111"/></text:p>
      <text:p text:style-name="P8"><text:span text:style-name="T112">syntex:-<text:s text:c="2"/>db.collectionName.find(query,projection)</text:span></text:p>
      <text:p text:style-name="P8"><text:span text:style-name="T113"/></text:p>
      <text:p text:style-name="P8"><text:span text:style-name="T113"/></text:p>
      <text:p text:style-name="P9"><text:span text:style-name="T114">Get all the data of students collection</text:span></text:p>
      <text:p text:style-name="P9"><text:span text:style-name="T115"><text:s/>&gt;</text:span><text:span text:style-name="T116">db.students.find()</text:span></text:p>
      <text:p text:style-name="P9"><text:span text:style-name="T116">{ "_id" : ObjectId("60e96a67148eddc7acbdb8e3"), "name" : "saeed", "age" : 100, "subject" : "cs" }</text:span></text:p>
      <text:p text:style-name="P9"><text:span text:style-name="T116">{ "_id" : ObjectId("60e978a02d50f1c926ebef78"), "name" : "karim", "age" : 11, "subject" : "english", "activeS" : true }</text:span></text:p>
      <text:p text:style-name="P9"><text:span text:style-name="T116">{ "_id" : ObjectId("60e978a02d50f1c926ebef79"), "name" : "saleem", "age" : 100, "subject" : "urdu", "activeS" : true }</text:span></text:p>
      <text:p text:style-name="P9"><text:span text:style-name="T116">{ "_id" : ObjectId("60e978a02d50f1c926ebef7a"), "name" : "farhan", "age" : 50, "subject" : "physic", "activeS" : true }</text:span></text:p>
      <text:p text:style-name="P9"><text:span text:style-name="T116">{ "_id" : ObjectId("60e978a02d50f1c926ebef7b"), "name" : "naeem", "age" : 10, "subject" : "bio", "activeS" : true }</text:span></text:p>
      <text:p text:style-name="P9"><text:span text:style-name="T117"/></text:p>
      <text:p text:style-name="P9"><text:span text:style-name="T117"/></text:p>
      <text:p text:style-name="P9"><text:span text:style-name="T118">Get all the data of students collection in pretty format</text:span></text:p>
      <text:p text:style-name="P9"><text:span text:style-name="T119">&gt;</text:span><text:span text:style-name="T120">db.students.find().pretty()</text:span></text:p>
      <text:p text:style-name="P9"><text:span text:style-name="T120">{</text:span></text:p>
      <text:p text:style-name="P9"><text:span text:style-name="T120"><text:tab/>"_id" : ObjectId("60e96a67148eddc7acbdb8e3"),</text:span></text:p>
      <text:p text:style-name="P9"><text:span text:style-name="T120"><text:tab/>"name" : "saeed",</text:span></text:p>
      <text:p text:style-name="P9"><text:span text:style-name="T120"><text:tab/>"age" : 100,</text:span></text:p>
      <text:p text:style-name="P9"><text:span text:style-name="T120"><text:tab/>"subject" : "cs"</text:span></text:p>
      <text:p text:style-name="P9"><text:span text:style-name="T120">}</text:span></text:p>
      <text:p text:style-name="P9"><text:span text:style-name="T120">{</text:span></text:p>
      <text:p text:style-name="P9"><text:span text:style-name="T120"><text:tab/>"_id" : ObjectId("60e978a02d50f1c926ebef78"),</text:span></text:p>
      <text:p text:style-name="P9"><text:span text:style-name="T120"><text:tab/>"name" : "karim",</text:span></text:p>
      <text:p text:style-name="P9"><text:span text:style-name="T120"><text:tab/>"age" : 11,</text:span></text:p>
      <text:p text:style-name="P9"><text:span text:style-name="T120"><text:tab/>"subject" : "english",</text:span></text:p>
      <text:p text:style-name="P9"><text:span text:style-name="T120"><text:tab/>"activeS" : true</text:span></text:p>
      <text:p text:style-name="P9"><text:span text:style-name="T120">}</text:span></text:p>
      <text:p text:style-name="P9"><text:span text:style-name="T120">{</text:span></text:p>
      <text:p text:style-name="P9"><text:span text:style-name="T120"><text:tab/>"_id" : ObjectId("60e978a02d50f1c926ebef79"),</text:span></text:p>
      <text:p text:style-name="P9"><text:span text:style-name="T120"><text:tab/>"name" : "saleem",</text:span></text:p>
      <text:p text:style-name="P9"><text:span text:style-name="T120"><text:tab/>"age" : 100,</text:span></text:p>
      <text:p text:style-name="P9"><text:span text:style-name="T120"><text:tab/>"subject" : "urdu",</text:span></text:p>
      <text:p text:style-name="P9"><text:span text:style-name="T120"><text:tab/>"activeS" : true</text:span></text:p>
      <text:p text:style-name="P9"><text:span text:style-name="T120">}</text:span></text:p>
      <text:p text:style-name="P9"><text:span text:style-name="T120">{</text:span></text:p>
      <text:p text:style-name="P9"><text:span text:style-name="T120"><text:tab/>"_id" : ObjectId("60e978a02d50f1c926ebef7a"),</text:span></text:p>
      <text:p text:style-name="P9"><text:span text:style-name="T120"><text:tab/>"name" : "farhan",</text:span></text:p>
      <text:p text:style-name="P9"><text:span text:style-name="T120"><text:tab/>"age" : 50,</text:span></text:p>
      <text:p text:style-name="P9"><text:span text:style-name="T120"><text:tab/>"subject" : "physic",</text:span></text:p>
      <text:p text:style-name="P9"><text:span text:style-name="T120"><text:tab/>"activeS" : true</text:span></text:p>
      <text:p text:style-name="P9"><text:span text:style-name="T120">}</text:span></text:p>
      <text:p text:style-name="P9"><text:span text:style-name="T120">{</text:span></text:p>
      <text:p text:style-name="P9"><text:span text:style-name="T120"><text:tab/>"_id" : ObjectId("60e978a02d50f1c926ebef7b"),</text:span></text:p>
      <text:p text:style-name="P9"><text:span text:style-name="T120"><text:tab/>"name" : "naeem",</text:span></text:p>
      <text:p text:style-name="P9"><text:span text:style-name="T120"><text:tab/>"age" : 10,</text:span></text:p>
      <text:p text:style-name="P9"><text:span text:style-name="T120"><text:tab/>"subject" : "bio",</text:span></text:p>
      <text:p text:style-name="P9"><text:span text:style-name="T120"><text:tab/>"activeS" : true</text:span></text:p>
      <text:p text:style-name="P9"><text:span text:style-name="T120">}</text:span></text:p>
      <text:p text:style-name="P9"><text:span text:style-name="T121"/></text:p>
      <text:p text:style-name="P9"><text:span text:style-name="T121"/></text:p>
      <text:p text:style-name="P9"><text:span text:style-name="T122">Get document/data from students collection which contain field name:”saeed” value in pretty format</text:span></text:p>
      <text:p text:style-name="P9"><text:span text:style-name="T123">&gt;</text:span><text:span text:style-name="T124"><text:s/>db.students.find({name:"saeed"}).pretty()</text:span></text:p>
      <text:p text:style-name="P9"><text:span text:style-name="T124">{</text:span></text:p>
      <text:p text:style-name="P9"><text:span text:style-name="T124"><text:tab/>"_id" : ObjectId("60e96a67148eddc7acbdb8e3"),</text:span></text:p>
      <text:p text:style-name="P9"><text:span text:style-name="T124"><text:tab/>"name" : "saeed",</text:span></text:p>
      <text:p text:style-name="P9"><text:span text:style-name="T124"><text:tab/>"age" : 100,</text:span></text:p>
      <text:p text:style-name="P9"><text:span text:style-name="T124"><text:tab/>"subject" : "cs"</text:span></text:p>
      <text:p text:style-name="P9"><text:span text:style-name="T124">}</text:span></text:p>
      <text:p text:style-name="P9"><text:span text:style-name="T125"/></text:p>
      <text:p text:style-name="P9"><text:span text:style-name="T126">Get data from students which contains<text:s text:c="2"/>field name:”farhan” and age:50 value in pretty format.</text:span></text:p>
      <text:p text:style-name="P9"><text:span text:style-name="T127">&gt;db.students.find({name:"farhan" , age :50}).pretty()</text:span></text:p>
      <text:p text:style-name="P9"><text:span text:style-name="T127">{</text:span></text:p>
      <text:p text:style-name="P9"><text:span text:style-name="T127"><text:tab/>"_id" : ObjectId("60e978a02d50f1c926ebef7a"),</text:span></text:p>
      <text:p text:style-name="P9"><text:span text:style-name="T127"><text:tab/>"name" : "farhan",</text:span></text:p>
      <text:p text:style-name="P9"><text:span text:style-name="T127"><text:tab/>"age" : 50,</text:span></text:p>
      <text:p text:style-name="P9"><text:span text:style-name="T127"><text:tab/>"subject" : "physic",</text:span></text:p>
      <text:p text:style-name="P9"><text:span text:style-name="T127"><text:tab/>"activeS" : true</text:span></text:p>
      <text:p text:style-name="P9"><text:span text:style-name="T127">}</text:span></text:p>
      <text:p text:style-name="P9"><text:span text:style-name="T128"/></text:p>
      <text:p text:style-name="P9"><text:span text:style-name="T128"/></text:p>
      <text:p text:style-name="P9"><text:span text:style-name="T129">Get only name and __id field from document inside students collection which contains field name:”saeed” value in pretty format.</text:span></text:p>
      <text:p text:style-name="P9"><text:span text:style-name="T130">&gt;</text:span><text:span text:style-name="T131"><text:s/>db.students.find({name:"saeed"},{name:1}).pretty()</text:span></text:p>
      <text:p text:style-name="P9"><text:span text:style-name="T131">{ "_id" : ObjectId("60e96a67148eddc7acbdb8e3"), "name" : "saeed" }</text:span></text:p>
      <text:p text:style-name="P9"><text:span text:style-name="T132"/></text:p>
      <text:p text:style-name="P9"><text:span text:style-name="T132"/></text:p>
      <text:p text:style-name="P9"><text:span text:style-name="T133">Get only name not __id field from document inside students collection which contains field name:”saeed” value in pretty format.</text:span></text:p>
      <text:p text:style-name="P9"><text:span text:style-name="T134">&gt;</text:span><text:span text:style-name="T135"><text:s/>db.students.find({name:"saeed"},{name:1 , __id:0}).pretty()</text:span></text:p>
      <text:p text:style-name="P9"><text:span text:style-name="T135"><text:s text:c="3"/>{ "name" : "saeed" }</text:span></text:p>
      <text:p text:style-name="P9"><text:span text:style-name="T136"/></text:p>
      <text:p text:style-name="P9"><text:span text:style-name="T136"/></text:p>
      <text:p text:style-name="P9"><text:span text:style-name="T137">Get all data from students collection which contains field activeS:true value in pretty format.</text:span></text:p>
      <text:p text:style-name="P9"><text:span text:style-name="T138"><text:s/>&gt;db.students.find({activeS:true}).pretty()</text:span></text:p>
      <text:p text:style-name="P9"><text:span text:style-name="T138">{</text:span></text:p>
      <text:p text:style-name="P9"><text:span text:style-name="T138"><text:tab/>"_id" : ObjectId("60e978a02d50f1c926ebef78"),</text:span></text:p>
      <text:p text:style-name="P9"><text:span text:style-name="T138"><text:tab/>"name" : "karim",</text:span></text:p>
      <text:p text:style-name="P9"><text:span text:style-name="T138"><text:tab/>"age" : 11,</text:span></text:p>
      <text:p text:style-name="P9"><text:span text:style-name="T138"><text:tab/>"subject" : "english",</text:span></text:p>
      <text:p text:style-name="P9"><text:span text:style-name="T138"><text:tab/>"activeS" : true</text:span></text:p>
      <text:p text:style-name="P9"><text:span text:style-name="T138">}</text:span></text:p>
      <text:p text:style-name="P9"><text:span text:style-name="T138">{</text:span></text:p>
      <text:p text:style-name="P9"><text:span text:style-name="T138"><text:tab/>"_id" : ObjectId("60e978a02d50f1c926ebef79"),</text:span></text:p>
      <text:p text:style-name="P9"><text:span text:style-name="T138"><text:tab/>"name" : "saleem",</text:span></text:p>
      <text:p text:style-name="P9"><text:span text:style-name="T138"><text:tab/>"age" : 100,</text:span></text:p>
      <text:p text:style-name="P9"><text:span text:style-name="T138"><text:tab/>"subject" : "urdu",</text:span></text:p>
      <text:p text:style-name="P9"><text:span text:style-name="T138"><text:tab/>"activeS" : true</text:span></text:p>
      <text:p text:style-name="P9"><text:span text:style-name="T138">}</text:span></text:p>
      <text:p text:style-name="P9"><text:span text:style-name="T138">{</text:span></text:p>
      <text:p text:style-name="P9"><text:span text:style-name="T138"><text:tab/>"_id" : ObjectId("60e978a02d50f1c926ebef7a"),</text:span></text:p>
      <text:p text:style-name="P9"><text:span text:style-name="T138"><text:tab/>"name" : "farhan",</text:span></text:p>
      <text:p text:style-name="P9"><text:span text:style-name="T138"><text:tab/>"age" : 50,</text:span></text:p>
      <text:p text:style-name="P9"><text:span text:style-name="T138"><text:tab/>"subject" : "physic",</text:span></text:p>
      <text:p text:style-name="P9"><text:span text:style-name="T138"><text:tab/>"activeS" : true</text:span></text:p>
      <text:p text:style-name="P9"><text:span text:style-name="T138">}</text:span></text:p>
      <text:p text:style-name="P9"><text:span text:style-name="T138">{</text:span></text:p>
      <text:p text:style-name="P9"><text:span text:style-name="T138"><text:tab/>"_id" : ObjectId("60e978a02d50f1c926ebef7b"),</text:span></text:p>
      <text:p text:style-name="P9"><text:span text:style-name="T138"><text:tab/>"name" : "naeem",</text:span></text:p>
      <text:p text:style-name="P9"><text:span text:style-name="T138"><text:tab/>"age" : 10,</text:span></text:p>
      <text:p text:style-name="P9"><text:span text:style-name="T138"><text:tab/>"subject" : "bio",</text:span></text:p>
      <text:p text:style-name="P9"><text:span text:style-name="T138"><text:tab/>"activeS" : true</text:span></text:p>
      <text:p text:style-name="P9"><text:span text:style-name="T138">}</text:span></text:p>
      <text:p text:style-name="P9"><text:span text:style-name="T139"/></text:p>
      <text:p text:style-name="P9"><text:span text:style-name="T139"/></text:p>
      <text:p text:style-name="P9"><text:span text:style-name="T140">Method#1</text:span><text:span text:style-name="T141"><text:s/>Get all data from students collection which contains field activeS:true value in pretty format.</text:span></text:p>
      <text:p text:style-name="P9"><text:span text:style-name="T142">&gt;db.students.findOne({activeS:true})</text:span></text:p>
      <text:p text:style-name="P9"><text:span text:style-name="T143">{</text:span></text:p>
      <text:p text:style-name="P9"><text:span text:style-name="T143"><text:tab/>"_id" : ObjectId("60e978a02d50f1c926ebef78"),</text:span></text:p>
      <text:p text:style-name="P9"><text:span text:style-name="T143"><text:tab/>"name" : "karim",</text:span></text:p>
      <text:p text:style-name="P9"><text:span text:style-name="T143"><text:tab/>"age" : 11,</text:span></text:p>
      <text:p text:style-name="P9"><text:span text:style-name="T143"><text:tab/>"subject" : "english",</text:span></text:p>
      <text:p text:style-name="P9"><text:span text:style-name="T143"><text:tab/>"activeS" : true</text:span></text:p>
      <text:p text:style-name="P9"><text:span text:style-name="T143">}</text:span></text:p>
      <text:p text:style-name="P9"><text:span text:style-name="T144"/></text:p>
      <text:p text:style-name="P9"><text:span text:style-name="T145">Method#2</text:span><text:span text:style-name="T146"><text:s/></text:span><text:span text:style-name="T147">Get only first data from students collection which contains field activeS:true value in pretty format.</text:span></text:p>
      <text:p text:style-name="P9"><text:span text:style-name="T148"><text:s/>&gt;db.students.find({activeS:true}).pretty().limit()</text:span></text:p>
      <text:p text:style-name="P9"><text:span text:style-name="T148">{</text:span></text:p>
      <text:p text:style-name="P9"><text:span text:style-name="T148"><text:tab/>"_id" : ObjectId("60e978a02d50f1c926ebef78"),</text:span></text:p>
      <text:p text:style-name="P9"><text:span text:style-name="T148"><text:tab/>"name" : "karim",</text:span></text:p>
      <text:p text:style-name="P9"><text:span text:style-name="T148"><text:tab/>"age" : 11,</text:span></text:p>
      <text:p text:style-name="P9"><text:span text:style-name="T148"><text:tab/>"subject" : "english",</text:span></text:p>
      <text:p text:style-name="P9"><text:span text:style-name="T148"><text:tab/>"activeS" : true</text:span></text:p>
      <text:p text:style-name="P9"><text:span text:style-name="T148">}</text:span></text:p>
      <text:p text:style-name="P9"><text:span text:style-name="T149"/></text:p>
      <text:p text:style-name="P9"><text:span text:style-name="T149"/></text:p>
      <text:p text:style-name="P9"><text:span text:style-name="T150">Get only 3nd data from students collection which contains field activeS:true value in pretty format by skipping first two data.</text:span></text:p>
      <text:p text:style-name="P9"><text:span text:style-name="T151"><text:s/>&gt; db.students.find({activeS:true}).pretty().limit(1).skip(2)</text:span></text:p>
      <text:p text:style-name="P9"><text:span text:style-name="T151">{</text:span></text:p>
      <text:p text:style-name="P9"><text:span text:style-name="T151"><text:tab/>"_id" : ObjectId("60e978a02d50f1c926ebef7a"),</text:span></text:p>
      <text:p text:style-name="P9"><text:span text:style-name="T151"><text:tab/>"name" : "farhan",</text:span></text:p>
      <text:p text:style-name="P9"><text:span text:style-name="T151"><text:tab/>"age" : 50,</text:span></text:p>
      <text:p text:style-name="P9"><text:span text:style-name="T151"><text:tab/>"subject" : "physic",</text:span></text:p>
      <text:p text:style-name="P9"><text:span text:style-name="T151"><text:tab/>"activeS" : true</text:span></text:p>
      <text:p text:style-name="P9"><text:span text:style-name="T151">}</text:span></text:p>
      <text:p text:style-name="P9"><text:span text:style-name="T152"/></text:p>
      <text:p text:style-name="P9"><text:span text:style-name="T152"/></text:p>
      <text:p text:style-name="P9"><text:span text:style-name="T152"/></text:p>
      <text:p text:style-name="P10"><text:span text:style-name="T153">code#4 </text:span></text:p>
      <text:p text:style-name="P10"><text:span text:style-name="T154"><text:s/>MongoDB CRUD Operation<text:s/></text:span><text:span text:style-name="T155">👉</text:span><text:span text:style-name="T156"/></text:p>
      <text:p text:style-name="P10"><text:span text:style-name="T157"><text:s/>Update the Documents into collections</text:span></text:p>
      <text:p text:style-name="P10"><text:span text:style-name="T158"/></text:p>
      <text:p text:style-name="P10"><text:span text:style-name="T158"/></text:p>
      <text:p text:style-name="P11"><text:span text:style-name="T159">*(1)</text:span><text:span text:style-name="T160">* </text:span></text:p>
      <text:p text:style-name="P11"><text:span text:style-name="T160">updateOne() =&gt; db.collectionName.updateOne({filter},{uptade})<text:s text:c="6"/>… will apply on first data</text:span></text:p>
      <text:p text:style-name="P11"><text:span text:style-name="T161">*(2)</text:span><text:span text:style-name="T162">* </text:span></text:p>
      <text:p text:style-name="P11"><text:span text:style-name="T162">updateMany() =&gt; db.collectionName.updateMany({filter},{uptade})<text:s text:c="2"/>… will apply on all the data</text:span></text:p>
      <text:p text:style-name="P11"><text:span text:style-name="T163"/></text:p>
      <text:p text:style-name="P11"><text:span text:style-name="T164">To start mongoDB</text:span></text:p>
      <text:p text:style-name="P11"><text:span text:style-name="T165"><text:s/>&gt;mongo</text:span></text:p>
      <text:p text:style-name="P11"><text:span text:style-name="T166"/></text:p>
      <text:p text:style-name="P11"><text:span text:style-name="T166"/></text:p>
      <text:p text:style-name="P11"><text:span text:style-name="T167">To show databases</text:span></text:p>
      <text:p text:style-name="P11"><text:span text:style-name="T168"><text:s/>&gt;show dbs</text:span></text:p>
      <text:p text:style-name="P11"><text:span text:style-name="T168"><text:s text:c="5"/>admin<text:s text:c="8"/>0.000GB</text:span></text:p>
      <text:p text:style-name="P11"><text:span text:style-name="T168"><text:s text:c="5"/>config<text:s text:c="7"/>0.000GB</text:span></text:p>
      <text:p text:style-name="P11"><text:span text:style-name="T168"><text:s text:c="5"/>local<text:s text:c="8"/>0.000GB</text:span></text:p>
      <text:p text:style-name="P11"><text:span text:style-name="T169"/></text:p>
      <text:p text:style-name="P11"><text:span text:style-name="T169"/></text:p>
      <text:p text:style-name="P11"><text:span text:style-name="T170">To create and switch to database</text:span></text:p>
      <text:p text:style-name="P11"><text:span text:style-name="T171"><text:s/>&gt;use school</text:span></text:p>
      <text:p text:style-name="P11"><text:span text:style-name="T171"><text:s text:c="4"/>switched to db school</text:span></text:p>
      <text:p text:style-name="P11"><text:span text:style-name="T172"/></text:p>
      <text:p text:style-name="P11"><text:span text:style-name="T172"/></text:p>
      <text:p text:style-name="P11"><text:span text:style-name="T173">To show current active databases</text:span></text:p>
      <text:p text:style-name="P11"><text:span text:style-name="T174"><text:s/>&gt;dbs</text:span></text:p>
      <text:p text:style-name="P11"><text:span text:style-name="T174"><text:s text:c="3"/>school</text:span></text:p>
      <text:p text:style-name="P11"><text:span text:style-name="T175"/></text:p>
      <text:p text:style-name="P11"><text:span text:style-name="T175"/></text:p>
      <text:p text:style-name="P11"><text:span text:style-name="T176">To show collections</text:span></text:p>
      <text:p text:style-name="P11"><text:span text:style-name="T177"><text:s/>&gt;show collections</text:span></text:p>
      <text:p text:style-name="P11"><text:span text:style-name="T177"><text:s text:c="3"/>students</text:span></text:p>
      <text:p text:style-name="P11"><text:span text:style-name="T178"/></text:p>
      <text:p text:style-name="P11"><text:span text:style-name="T178"/></text:p>
      <text:p text:style-name="P11"><text:span text:style-name="T179">To show data inside students which contains</text:span><text:span text:style-name="T180"><text:s/></text:span><text:span text:style-name="T181">multiple</text:span><text:span text:style-name="T182"><text:s/></text:span><text:span text:style-name="T183">data .find( ).pretty()</text:span></text:p>
      <text:p text:style-name="P11"><text:span text:style-name="T184"><text:s/>&gt;db.students.find().pretty()</text:span></text:p>
      <text:p text:style-name="P11"><text:span text:style-name="T184">{</text:span></text:p>
      <text:p text:style-name="P11"><text:span text:style-name="T184"><text:tab/>"_id" : ObjectId("60e9ee0c90218b46f6fae57a"),</text:span></text:p>
      <text:p text:style-name="P11"><text:span text:style-name="T184"><text:tab/>"name" : "karim",</text:span></text:p>
      <text:p text:style-name="P11"><text:span text:style-name="T184"><text:tab/>"age" : 11,</text:span></text:p>
      <text:p text:style-name="P11"><text:span text:style-name="T184"><text:tab/>"subject" : "english",</text:span></text:p>
      <text:p text:style-name="P11"><text:span text:style-name="T184"><text:tab/>"activeS" : true</text:span></text:p>
      <text:p text:style-name="P11"><text:span text:style-name="T184">}</text:span></text:p>
      <text:p text:style-name="P11"><text:span text:style-name="T184">{</text:span></text:p>
      <text:p text:style-name="P11"><text:span text:style-name="T184"><text:tab/>"_id" : ObjectId("60e9ee0c90218b46f6fae57b"),</text:span></text:p>
      <text:p text:style-name="P11"><text:span text:style-name="T184"><text:tab/>"name" : "saleem",</text:span></text:p>
      <text:p text:style-name="P11"><text:span text:style-name="T184"><text:tab/>"age" : 100,</text:span></text:p>
      <text:p text:style-name="P11"><text:span text:style-name="T184"><text:tab/>"subject" : "urdu",</text:span></text:p>
      <text:p text:style-name="P11"><text:span text:style-name="T184"><text:tab/>"activeS" : true</text:span></text:p>
      <text:p text:style-name="P11"><text:span text:style-name="T184">}</text:span></text:p>
      <text:p text:style-name="P11"><text:span text:style-name="T184">{</text:span></text:p>
      <text:p text:style-name="P11"><text:span text:style-name="T184"><text:tab/>"_id" : ObjectId("60e9ee0c90218b46f6fae57c"),</text:span></text:p>
      <text:p text:style-name="P11"><text:span text:style-name="T184"><text:tab/>"name" : "farhan",</text:span></text:p>
      <text:p text:style-name="P11"><text:span text:style-name="T184"><text:tab/>"age" : 50,</text:span></text:p>
      <text:p text:style-name="P11"><text:span text:style-name="T184"><text:tab/>"subject" : "physic",</text:span></text:p>
      <text:p text:style-name="P11"><text:span text:style-name="T184"><text:tab/>"activeS" : true</text:span></text:p>
      <text:p text:style-name="P11"><text:span text:style-name="T184">}</text:span></text:p>
      <text:p text:style-name="P11"><text:span text:style-name="T184">{</text:span></text:p>
      <text:p text:style-name="P11"><text:span text:style-name="T184"><text:tab/>"_id" : ObjectId("60e9ee0c90218b46f6fae57d"),</text:span></text:p>
      <text:p text:style-name="P11"><text:span text:style-name="T184"><text:tab/>"name" : "naeem",</text:span></text:p>
      <text:p text:style-name="P11"><text:span text:style-name="T184"><text:tab/>"age" : 10,</text:span></text:p>
      <text:p text:style-name="P11"><text:span text:style-name="T184"><text:tab/>"subject" : "bio",</text:span></text:p>
      <text:p text:style-name="P11"><text:span text:style-name="T184"><text:tab/>"activeS" : true</text:span></text:p>
      <text:p text:style-name="P11"><text:span text:style-name="T184">}</text:span></text:p>
      <text:p text:style-name="P11"><text:span text:style-name="T185"/></text:p>
      <text:p text:style-name="P11"><text:span text:style-name="T185"/></text:p>
      <text:p text:style-name="P11"><text:span text:style-name="T186">Update the subject value to maths in document contains name:"naeem" value in students collections</text:span></text:p>
      <text:p text:style-name="P11"><text:span text:style-name="T187">&gt;db.students.updateOne({name:"naeem" }, {$set:{subject:"maths"}})</text:span></text:p>
      <text:p text:style-name="P11"><text:span text:style-name="T188"/></text:p>
      <text:p text:style-name="P11"><text:span text:style-name="T189">{ "acknowledged" : true, "matchedCount" : 1, "modifiedCount" : 0 }</text:span></text:p>
      <text:p text:style-name="P11"><text:span text:style-name="T190"/></text:p>
      <text:p text:style-name="P11"><text:span text:style-name="T190"/></text:p>
      <text:p text:style-name="P11"><text:span text:style-name="T191">show Update<text:s text:c="2"/>document contains name:"naeem" value in students collections</text:span></text:p>
      <text:p text:style-name="P11"><text:span text:style-name="T192">&gt;&gt; db.students.findOne({name:"naeem"})</text:span></text:p>
      <text:p text:style-name="P11"><text:span text:style-name="T192">{</text:span></text:p>
      <text:p text:style-name="P11"><text:span text:style-name="T192"><text:tab/>"_id" : ObjectId("60e9ee0c90218b46f6fae57d"),</text:span></text:p>
      <text:p text:style-name="P11"><text:span text:style-name="T192"><text:tab/>"name" : "naeem",</text:span></text:p>
      <text:p text:style-name="P11"><text:span text:style-name="T192"><text:tab/>"age" : 10,</text:span></text:p>
      <text:p text:style-name="P11"><text:span text:style-name="T192"><text:tab/>"subject" : "maths",<text:s text:c="3"/>//updated</text:span></text:p>
      <text:p text:style-name="P11"><text:span text:style-name="T192"><text:tab/>"activeS" : true</text:span></text:p>
      <text:p text:style-name="P11"><text:span text:style-name="T192">}</text:span></text:p>
      <text:p text:style-name="P11"><text:span text:style-name="T193"/></text:p>
      <text:p text:style-name="P11"><text:span text:style-name="T193"/></text:p>
      <text:p text:style-name="P11"><text:span text:style-name="T194">Update all fields activeS:"false" in students collections which contains activeS:"true"</text:span></text:p>
      <text:p text:style-name="P11"><text:span text:style-name="T195">&gt;db.students.updateOne({activeS:true }, {$set:{activeS:false}})</text:span></text:p>
      <text:p text:style-name="P11"><text:span text:style-name="T196"/></text:p>
      <text:p text:style-name="P11"><text:span text:style-name="T197">{ "acknowledged" : true, "matchedCount" : 3, "modifiedCount" : 3 }</text:span></text:p>
      <text:p text:style-name="P11"><text:span text:style-name="T198"/></text:p>
      <text:p text:style-name="P11"><text:span text:style-name="T198"/></text:p>
      <text:p text:style-name="P11"><text:span text:style-name="T199">show data from students collections After Updating (activeS:false)<text:s text:c="2"/>value</text:span></text:p>
      <text:p text:style-name="P11"><text:span text:style-name="T200"><text:s/>&gt;db.students.find().pretty()</text:span></text:p>
      <text:p text:style-name="P11"><text:span text:style-name="T200">{</text:span></text:p>
      <text:p text:style-name="P11"><text:span text:style-name="T200"><text:tab/>"_id" : ObjectId("60e9ee0c90218b46f6fae57a"),</text:span></text:p>
      <text:p text:style-name="P11"><text:span text:style-name="T200"><text:tab/>"name" : "karim",</text:span></text:p>
      <text:p text:style-name="P11"><text:span text:style-name="T200"><text:tab/>"age" : 11,</text:span></text:p>
      <text:p text:style-name="P11"><text:span text:style-name="T200"><text:tab/>"subject" : "english",</text:span></text:p>
      <text:p text:style-name="P11"><text:span text:style-name="T200"><text:tab/>"activeS" : false</text:span></text:p>
      <text:p text:style-name="P11"><text:span text:style-name="T200">}</text:span></text:p>
      <text:p text:style-name="P11"><text:span text:style-name="T200">{</text:span></text:p>
      <text:p text:style-name="P11"><text:span text:style-name="T200"><text:tab/>"_id" : ObjectId("60e9ee0c90218b46f6fae57b"),</text:span></text:p>
      <text:p text:style-name="P11"><text:span text:style-name="T200"><text:tab/>"name" : "saleem",</text:span></text:p>
      <text:p text:style-name="P11"><text:span text:style-name="T200"><text:tab/>"age" : 100,</text:span></text:p>
      <text:p text:style-name="P11"><text:span text:style-name="T200"><text:tab/>"subject" : "urdu",</text:span></text:p>
      <text:p text:style-name="P11"><text:span text:style-name="T200"><text:tab/>"activeS" : false</text:span></text:p>
      <text:p text:style-name="P11"><text:span text:style-name="T200">}</text:span></text:p>
      <text:p text:style-name="P11"><text:span text:style-name="T200">{</text:span></text:p>
      <text:p text:style-name="P11"><text:span text:style-name="T200"><text:tab/>"_id" : ObjectId("60e9ee0c90218b46f6fae57c"),</text:span></text:p>
      <text:p text:style-name="P11"><text:span text:style-name="T200"><text:tab/>"name" : "farhan",</text:span></text:p>
      <text:p text:style-name="P11"><text:span text:style-name="T200"><text:tab/>"age" : 50,</text:span></text:p>
      <text:p text:style-name="P11"><text:span text:style-name="T200"><text:tab/>"subject" : "physic",</text:span></text:p>
      <text:p text:style-name="P11"><text:span text:style-name="T200"><text:tab/>"activeS" : false</text:span></text:p>
      <text:p text:style-name="P11"><text:span text:style-name="T200">}</text:span></text:p>
      <text:p text:style-name="P11"><text:span text:style-name="T200">{</text:span></text:p>
      <text:p text:style-name="P11"><text:span text:style-name="T200"><text:tab/>"_id" : ObjectId("60e9ee0c90218b46f6fae57d"),</text:span></text:p>
      <text:p text:style-name="P11"><text:span text:style-name="T200"><text:tab/>"name" : "naeem",</text:span></text:p>
      <text:p text:style-name="P11"><text:span text:style-name="T200"><text:tab/>"age" : 10,</text:span></text:p>
      <text:p text:style-name="P11"><text:span text:style-name="T200"><text:tab/>"subject" : "maths",</text:span></text:p>
      <text:p text:style-name="P11"><text:span text:style-name="T200"><text:tab/>"activeS" : false</text:span></text:p>
      <text:p text:style-name="P11"><text:span text:style-name="T200">}</text:span></text:p>
      <text:p text:style-name="P11"><text:span text:style-name="T201"/></text:p>
      <text:p text:style-name="P11"><text:span text:style-name="T201"/></text:p>
      <text:p text:style-name="P11"><text:span text:style-name="T202">To close mongo</text:span></text:p>
      <text:p text:style-name="P11"><text:span text:style-name="T203"><text:s/>method 1:</text:span></text:p>
      <text:p text:style-name="P11"><text:span text:style-name="T203">&gt;quit( )</text:span></text:p>
      <text:p text:style-name="P11"><text:span text:style-name="T204"/></text:p>
      <text:p text:style-name="P11"><text:span text:style-name="T205"><text:s/>method 2:</text:span></text:p>
      <text:p text:style-name="P11"><text:span text:style-name="T205">&gt;ctrl+c</text:span></text:p>
      <text:p text:style-name="P11"><text:span text:style-name="T205"><text:s text:c="5"/>bye</text:span></text:p>
      <text:p text:style-name="P11"><text:span text:style-name="T206"><text:s text:c="2"/></text:span></text:p>
      <text:p text:style-name="P12"><text:span text:style-name="T207"/></text:p>
      <text:p text:style-name="P12"><text:span text:style-name="T207"/></text:p>
      <text:p text:style-name="P12"><text:span text:style-name="T208">code#5</text:span></text:p>
      <text:p text:style-name="P12"><text:span text:style-name="T209"><text:s/>MongoDB CRUD Operation<text:s/></text:span><text:span text:style-name="T210">👉</text:span><text:span text:style-name="T211"/></text:p>
      <text:p text:style-name="P12"><text:span text:style-name="T212"><text:s/>Delete the Documents in collections</text:span></text:p>
      <text:p text:style-name="P12"><text:span text:style-name="T213"/></text:p>
      <text:p text:style-name="P12"><text:span text:style-name="T213"/></text:p>
      <text:p text:style-name="P13"><text:span text:style-name="T214">*(1)</text:span><text:span text:style-name="T215">* </text:span></text:p>
      <text:p text:style-name="P13"><text:span text:style-name="T215">updateOne() =&gt; db.collectionName.updateOne({filter},{uptade})<text:s text:c="6"/>… will apply on first data</text:span></text:p>
      <text:p text:style-name="P13"><text:span text:style-name="T216">*(2)</text:span><text:span text:style-name="T217">* </text:span></text:p>
      <text:p text:style-name="P13"><text:span text:style-name="T217">deleteMany() =&gt; db.collectionName.deleteMany({deletion_creteria})<text:s text:c="2"/>… will delete all the data</text:span></text:p>
      <text:p text:style-name="P13"><text:span text:style-name="T218"/></text:p>
      <text:p text:style-name="P13"><text:span text:style-name="T219">To start mongoDB</text:span></text:p>
      <text:p text:style-name="P13"><text:span text:style-name="T220"><text:s/>&gt;mongo</text:span></text:p>
      <text:p text:style-name="P13"><text:span text:style-name="T221"/></text:p>
      <text:p text:style-name="P13"><text:span text:style-name="T221"/></text:p>
      <text:p text:style-name="P13"><text:span text:style-name="T222">To show databases</text:span></text:p>
      <text:p text:style-name="P13"><text:span text:style-name="T223"><text:s/>&gt;show dbs</text:span></text:p>
      <text:p text:style-name="P13"><text:span text:style-name="T223"><text:s text:c="5"/>admin<text:s text:c="8"/>0.000GB</text:span></text:p>
      <text:p text:style-name="P13"><text:span text:style-name="T223"><text:s text:c="5"/>config<text:s text:c="7"/>0.000GB</text:span></text:p>
      <text:p text:style-name="P13"><text:span text:style-name="T223"><text:s text:c="5"/>local<text:s text:c="8"/>0.000GB</text:span></text:p>
      <text:p text:style-name="P13"><text:span text:style-name="T224"/></text:p>
      <text:p text:style-name="P13"><text:span text:style-name="T224"/></text:p>
      <text:p text:style-name="P13"><text:span text:style-name="T225">To create and switch to database</text:span></text:p>
      <text:p text:style-name="P13"><text:span text:style-name="T226"><text:s/>&gt;use school</text:span></text:p>
      <text:p text:style-name="P13"><text:span text:style-name="T226"><text:s text:c="4"/>switched to db school</text:span></text:p>
      <text:p text:style-name="P13"><text:span text:style-name="T227"/></text:p>
      <text:p text:style-name="P13"><text:span text:style-name="T227"/></text:p>
      <text:p text:style-name="P13"><text:span text:style-name="T228">To show current active databases</text:span></text:p>
      <text:p text:style-name="P13"><text:span text:style-name="T229"><text:s/>&gt;dbs</text:span></text:p>
      <text:p text:style-name="P13"><text:span text:style-name="T229"><text:s text:c="3"/>school</text:span></text:p>
      <text:p text:style-name="P13"><text:span text:style-name="T230"/></text:p>
      <text:p text:style-name="P13"><text:span text:style-name="T230"/></text:p>
      <text:p text:style-name="P13"><text:span text:style-name="T231">To show collections</text:span></text:p>
      <text:p text:style-name="P13"><text:span text:style-name="T232"><text:s/>&gt;show collections</text:span></text:p>
      <text:p text:style-name="P13"><text:span text:style-name="T232"><text:s text:c="3"/>students</text:span></text:p>
      <text:p text:style-name="P13"><text:span text:style-name="T233"/></text:p>
      <text:p text:style-name="P13"><text:span text:style-name="T233"/></text:p>
      <text:p text:style-name="P13"><text:span text:style-name="T234">To show data inside students which contains</text:span><text:span text:style-name="T235"><text:s/></text:span><text:span text:style-name="T236">multiple</text:span><text:span text:style-name="T237"><text:s/></text:span><text:span text:style-name="T238">data .find( ).pretty()</text:span></text:p>
      <text:p text:style-name="P13"><text:span text:style-name="T239"><text:s/>&gt;db.students.find().pretty()</text:span></text:p>
      <text:p text:style-name="P13"><text:span text:style-name="T239">{</text:span></text:p>
      <text:p text:style-name="P13"><text:span text:style-name="T239"><text:tab/>"_id" : ObjectId("60e9ee0c90218b46f6fae57a"),</text:span></text:p>
      <text:p text:style-name="P13"><text:span text:style-name="T239"><text:tab/>"name" : "karim",</text:span></text:p>
      <text:p text:style-name="P13"><text:span text:style-name="T239"><text:tab/>"age" : 50,</text:span></text:p>
      <text:p text:style-name="P13"><text:span text:style-name="T239"><text:tab/>"subject" : "english",</text:span></text:p>
      <text:p text:style-name="P13"><text:span text:style-name="T239"><text:tab/>"activeS" : false</text:span></text:p>
      <text:p text:style-name="P13"><text:span text:style-name="T239">}</text:span></text:p>
      <text:p text:style-name="P13"><text:span text:style-name="T239">{</text:span></text:p>
      <text:p text:style-name="P13"><text:span text:style-name="T239"><text:tab/>"_id" : ObjectId("60e9ee0c90218b46f6fae57b"),</text:span></text:p>
      <text:p text:style-name="P13"><text:span text:style-name="T239"><text:tab/>"name" : "saleem",</text:span></text:p>
      <text:p text:style-name="P13"><text:span text:style-name="T239"><text:tab/>"age" : 100,</text:span></text:p>
      <text:p text:style-name="P13"><text:span text:style-name="T239"><text:tab/>"subject" : "urdu",</text:span></text:p>
      <text:p text:style-name="P13"><text:span text:style-name="T239"><text:tab/>"activeS" : false</text:span></text:p>
      <text:p text:style-name="P13"><text:span text:style-name="T239">}</text:span></text:p>
      <text:p text:style-name="P13"><text:span text:style-name="T239">{</text:span></text:p>
      <text:p text:style-name="P13"><text:span text:style-name="T239"><text:tab/>"_id" : ObjectId("60e9ee0c90218b46f6fae57c"),</text:span></text:p>
      <text:p text:style-name="P13"><text:span text:style-name="T239"><text:tab/>"name" : "farhan",</text:span></text:p>
      <text:p text:style-name="P13"><text:span text:style-name="T239"><text:tab/>"age" : 50,</text:span></text:p>
      <text:p text:style-name="P13"><text:span text:style-name="T239"><text:tab/>"subject" : "physic",</text:span></text:p>
      <text:p text:style-name="P13"><text:span text:style-name="T239"><text:tab/>"activeS" : false</text:span></text:p>
      <text:p text:style-name="P13"><text:span text:style-name="T239">}</text:span></text:p>
      <text:p text:style-name="P13"><text:span text:style-name="T239">{</text:span></text:p>
      <text:p text:style-name="P13"><text:span text:style-name="T239"><text:tab/>"_id" : ObjectId("60e9ee0c90218b46f6fae57d"),</text:span></text:p>
      <text:p text:style-name="P13"><text:span text:style-name="T239"><text:tab/>"name" : "naeem",</text:span></text:p>
      <text:p text:style-name="P13"><text:span text:style-name="T239"><text:tab/>"age" : 10,</text:span></text:p>
      <text:p text:style-name="P13"><text:span text:style-name="T239"><text:tab/>"subject" : "maths",</text:span></text:p>
      <text:p text:style-name="P13"><text:span text:style-name="T239"><text:tab/>"activeS" : false</text:span></text:p>
      <text:p text:style-name="P13"><text:span text:style-name="T239">}</text:span></text:p>
      <text:p text:style-name="P13"><text:span text:style-name="T240"/></text:p>
      <text:p text:style-name="P13"><text:span text:style-name="T240"/></text:p>
      <text:p text:style-name="P13"><text:span text:style-name="T241">Delete Multiple data inside students collection which contains age:50</text:span></text:p>
      <text:p text:style-name="P13"><text:span text:style-name="T242">&gt; db.students.deleteMany({age:50})</text:span></text:p>
      <text:p text:style-name="P13"><text:span text:style-name="T242">{ "acknowledged" : true, "deletedCount" : 2 }</text:span></text:p>
      <text:p text:style-name="P13"><text:span text:style-name="T243"/></text:p>
      <text:p text:style-name="P13"><text:span text:style-name="T243"/></text:p>
      <text:p text:style-name="P13"><text:span text:style-name="T244">To show data inside students After Deleting multiple data</text:span></text:p>
      <text:p text:style-name="P13"><text:span text:style-name="T245">(only 2 documents are visible because two documents are deleted)</text:span></text:p>
      <text:p text:style-name="P13"><text:span text:style-name="T246"/></text:p>
      <text:p text:style-name="P13"><text:span text:style-name="T247">&gt;</text:span><text:span text:style-name="T248">db.students.find().pretty()</text:span></text:p>
      <text:p text:style-name="P13"><text:span text:style-name="T248">{</text:span></text:p>
      <text:p text:style-name="P13"><text:span text:style-name="T248"><text:tab/>"_id" : ObjectId("60e9ee0c90218b46f6fae57b"),</text:span></text:p>
      <text:p text:style-name="P13"><text:span text:style-name="T248"><text:tab/>"name" : "saleem",</text:span></text:p>
      <text:p text:style-name="P13"><text:span text:style-name="T248"><text:tab/>"age" : 100,</text:span></text:p>
      <text:p text:style-name="P13"><text:span text:style-name="T248"><text:tab/>"subject" : "urdu",</text:span></text:p>
      <text:p text:style-name="P13"><text:span text:style-name="T248"><text:tab/>"activeS" : false</text:span></text:p>
      <text:p text:style-name="P13"><text:span text:style-name="T248">}</text:span></text:p>
      <text:p text:style-name="P13"><text:span text:style-name="T248">{</text:span></text:p>
      <text:p text:style-name="P13"><text:span text:style-name="T248"><text:tab/>"_id" : ObjectId("60e9ee0c90218b46f6fae57d"),</text:span></text:p>
      <text:p text:style-name="P13"><text:span text:style-name="T248"><text:tab/>"name" : "naeem",</text:span></text:p>
      <text:p text:style-name="P13"><text:span text:style-name="T248"><text:tab/>"age" : 10,</text:span></text:p>
      <text:p text:style-name="P13"><text:span text:style-name="T248"><text:tab/>"subject" : "maths",</text:span></text:p>
      <text:p text:style-name="P13"><text:span text:style-name="T248"><text:tab/>"activeS" : false</text:span></text:p>
      <text:p text:style-name="P13"><text:span text:style-name="T248">}</text:span></text:p>
      <text:p text:style-name="P13"><text:span text:style-name="T249"/></text:p>
      <text:p text:style-name="P13"><text:span text:style-name="T249"/></text:p>
      <text:p text:style-name="P13"><text:span text:style-name="T250">Delete single data inside students collection which contains activeS:false value</text:span></text:p>
      <text:p text:style-name="P13"><text:span text:style-name="T251">db.students.deleteOne({activeS:false})</text:span></text:p>
      <text:p text:style-name="P13"><text:span text:style-name="T251">{ "acknowledged" : true, "deletedCount" : 1 }</text:span></text:p>
      <text:p text:style-name="P13"><text:span text:style-name="T252"/></text:p>
      <text:p text:style-name="P13"><text:span text:style-name="T252"/></text:p>
      <text:p text:style-name="P13"><text:span text:style-name="T253">To show data inside students After Deleting single data</text:span></text:p>
      <text:p text:style-name="P13"><text:span text:style-name="T254">&gt;db.students.find().pretty()</text:span></text:p>
      <text:p text:style-name="P13"><text:span text:style-name="T254">{</text:span></text:p>
      <text:p text:style-name="P13"><text:span text:style-name="T254"><text:tab/>"_id" : ObjectId("60e9ee0c90218b46f6fae57d"),</text:span></text:p>
      <text:p text:style-name="P13"><text:span text:style-name="T254"><text:tab/>"name" : "naeem",</text:span></text:p>
      <text:p text:style-name="P13"><text:span text:style-name="T254"><text:tab/>"age" : 10,</text:span></text:p>
      <text:p text:style-name="P13"><text:span text:style-name="T254"><text:tab/>"subject" : "maths",</text:span></text:p>
      <text:p text:style-name="P13"><text:span text:style-name="T254"><text:tab/>"activeS" : false</text:span></text:p>
      <text:p text:style-name="P13"><text:span text:style-name="T254">}</text:span></text:p>
      <text:p text:style-name="P13"><text:span text:style-name="T255"/></text:p>
      <text:p text:style-name="P13"><text:span text:style-name="T255"/></text:p>
      <text:p text:style-name="P13"><text:span text:style-name="T256">To delete all the data from a collections</text:span></text:p>
      <text:p text:style-name="P13"><text:span text:style-name="T257">&gt; db.students.deleteMany({})</text:span></text:p>
      <text:p text:style-name="P13"><text:span text:style-name="T257">{ "acknowledged" : true, "deletedCount" : 1 }</text:span></text:p>
      <text:p text:style-name="P13"><text:span text:style-name="T258"/></text:p>
      <text:p text:style-name="P13"><text:span text:style-name="T258"/></text:p>
      <text:p text:style-name="P13"><text:span text:style-name="T259">show data from collections students After deleting all the documents </text:span></text:p>
      <text:p text:style-name="P13"><text:span text:style-name="T260">(nothing will show because everything is deleted)</text:span></text:p>
      <text:p text:style-name="P13"><text:span text:style-name="T261"/></text:p>
      <text:p text:style-name="P13"><text:span text:style-name="T261"/></text:p>
      <text:p text:style-name="P13"><text:span text:style-name="T262">To close mongo</text:span></text:p>
      <text:p text:style-name="P13"><text:span text:style-name="T263"><text:s/>method 1:</text:span></text:p>
      <text:p text:style-name="P13"><text:span text:style-name="T263">&gt;quit( )</text:span></text:p>
      <text:p text:style-name="P13"><text:span text:style-name="T264"/></text:p>
      <text:p text:style-name="P13"><text:span text:style-name="T265"><text:s/>method 2:</text:span></text:p>
      <text:p text:style-name="P13"><text:span text:style-name="T265">&gt;ctrl+c</text:span></text:p>
      <text:p text:style-name="P13"><text:span text:style-name="T265"><text:s text:c="5"/>bye</text:span></text:p>
      <text:p text:style-name="P13"><text:span text:style-name="T266"><text:s text:c="2"/></text:span></text:p>
      <text:p text:style-name="P14"><text:span text:style-name="T26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